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5.97958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20.69041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3.83645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9" table:default-cell-style-name="ce1"/>
        <table:table-row table:style-name="ro1">
          <table:table-cell table:style-name="ce1"/>
          <table:table-cell office:value-type="string" table:style-name="ce1">
            <text:p>Nom, Prénom</text:p>
          </table:table-cell>
          <table:table-cell office:value-type="string" table:style-name="ce1">
            <text:p>Naissance</text:p>
          </table:table-cell>
          <table:table-cell office:value-type="string" table:style-name="ce1">
            <text:p>Mort</text:p>
          </table:table-cell>
          <table:table-cell office:value-type="string" table:style-name="ce1">
            <text:p>Statut</text:p>
          </table:table-cell>
          <table:table-cell office:value-type="string" table:style-name="ce1">
            <text:p>CauseMort*</text:p>
          </table:table-cell>
          <table:table-cell office:value-type="string" table:style-name="ce1">
            <text:p>MortGuerre</text:p>
          </table:table-cell>
          <table:table-cell office:value-type="string" table:style-name="ce1">
            <text:p>PeriodeMort</text:p>
          </table:table-cell>
          <table:table-cell office:value-type="string" table:style-name="ce1">
            <text:p>Ville</text:p>
          </table:table-cell>
          <table:table-cell office:value-type="string" table:style-name="ce1">
            <text:p>Departement</text:p>
          </table:table-cell>
          <table:table-cell office:value-type="string" table:style-name="ce1">
            <text:p>BataillePortrait</text:p>
          </table:table-cell>
          <table:table-cell office:value-type="string" table:style-name="ce1">
            <text:p>Legion</text:p>
          </table:table-cell>
          <table:table-cell office:value-type="string" table:style-name="ce1">
            <text:p>iconographie*</text:p>
          </table:table-cell>
          <table:table-cell office:value-type="string" table:style-name="ce1">
            <text:p>Trahison</text:p>
          </table:table-cell>
          <table:table-cell office:value-type="string" table:style-name="ce1">
            <text:p>trahison cause*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oy, Maximilien Sébastien </text:p>
          </table:table-cell>
          <table:table-cell office:value-type="float" office:value="1775" table:style-name="ce1">
            <text:p>1775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Ham</text:p>
          </table:table-cell>
          <table:table-cell office:value-type="string" table:style-name="ce1">
            <text:p>Aisne</text:p>
          </table:table-cell>
          <table:table-cell office:value-type="string" table:style-name="ce1">
            <text:p>[Fort]</text:p>
          </table:table-cell>
          <table:table-cell office:value-type="string" table:style-name="ce1">
            <text:p>Grand officier</text:p>
          </table:table-cell>
          <table:table-cell office:value-type="string" table:style-name="ce1">
            <text:p>artillerie (général d'artillerie), tient un document roulé (trop petit pour carte?), pointe le canon. grand officier légion d'honneur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waterloo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ey, Michel</text:p>
          </table:table-cell>
          <table:table-cell office:value-type="float" office:value="1769" table:style-name="ce1">
            <text:p>1769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Exécuté après Waterloo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Sarrelouis</text:p>
          </table:table-cell>
          <table:table-cell office:value-type="string" table:style-name="ce1">
            <text:p>Bas-Rhin [Moiselle]</text:p>
          </table:table-cell>
          <table:table-cell office:value-type="string" table:style-name="ce1">
            <text:p>Russie</text:p>
          </table:table-cell>
          <table:table-cell office:value-type="string" table:style-name="ce1">
            <text:p>Grand-croix</text:p>
          </table:table-cell>
          <table:table-cell office:value-type="string" table:style-name="ce1">
            <text:p>général de cavalerie, grand-croix légion d'honneur. Neige au sol, empreintes de pas? Charrette, soldats, manteau sur son uniforme.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waterloo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annes, Jean</text:p>
          </table:table-cell>
          <table:table-cell office:value-type="float" office:value="1769" table:style-name="ce1">
            <text:p>1769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à la bataille d'Essling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Lectoure</text:p>
          </table:table-cell>
          <table:table-cell office:value-type="string" table:style-name="ce1">
            <text:p>Gers</text:p>
          </table:table-cell>
          <table:table-cell table:style-name="ce1"/>
          <table:table-cell office:value-type="string" table:style-name="ce1">
            <text:p>Grand-croix</text:p>
          </table:table-cell>
          <table:table-cell office:value-type="string" table:style-name="ce1">
            <text:p>Bâton de maréchal, grand croix légion d'honneur, un cadavre, soldats à l'arrière-plan, genre de traineau, [débris de canon]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POLÉON</text:p>
          </table:table-cell>
          <table:table-cell office:value-type="float" office:value="1769" table:style-name="ce1">
            <text:p>1769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Empereur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Ajaccio</text:p>
          </table:table-cell>
          <table:table-cell office:value-type="string" table:style-name="ce1">
            <text:p>Corse</text:p>
          </table:table-cell>
          <table:table-cell table:style-name="ce1"/>
          <table:table-cell office:value-type="string" table:style-name="ce1">
            <text:p>Grand maître</text:p>
          </table:table-cell>
          <table:table-cell table:style-name="ce1"/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 Beauharnais, Eugène</text:p>
          </table:table-cell>
          <table:table-cell office:value-type="float" office:value="1781" table:style-name="ce1">
            <text:p>1781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Général de brigade, beau-fils de Napoléon, fils adoptif (fils de Joséphine), vice-roi d'Italie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Russie</text:p>
          </table:table-cell>
          <table:table-cell office:value-type="string" table:style-name="ce1">
            <text:p>Grand-croix</text:p>
          </table:table-cell>
          <table:table-cell office:value-type="string" table:style-name="ce1">
            <text:p>Manteau, soldats arrière-plan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/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rtier, Édouard</text:p>
          </table:table-cell>
          <table:table-cell office:value-type="float" office:value="1768" table:style-name="ce1">
            <text:p>1768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Cateau-Cambrésis</text:p>
          </table:table-cell>
          <table:table-cell office:value-type="string" table:style-name="ce1">
            <text:p>Inconnu</text:p>
          </table:table-cell>
          <table:table-cell table:style-name="ce1"/>
          <table:table-cell office:value-type="string" table:style-name="ce1">
            <text:p>Grand-croix</text:p>
          </table:table-cell>
          <table:table-cell office:value-type="string" table:style-name="ce1">
            <text:p>général d'infanterie, grand-croix légion d'honneur, soldats arrière-plan, débris de canon?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, quitte Napoléon début campgane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amarque, Jean Maximilien</text:p>
          </table:table-cell>
          <table:table-cell office:value-type="float" office:value="1770" table:style-name="ce1">
            <text:p>1770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Saint-Sever</text:p>
          </table:table-cell>
          <table:table-cell office:value-type="string" table:style-name="ce1">
            <text:p>Landes</text:p>
          </table:table-cell>
          <table:table-cell table:style-name="ce1"/>
          <table:table-cell office:value-type="string" table:style-name="ce1">
            <text:p>Grand officier</text:p>
          </table:table-cell>
          <table:table-cell office:value-type="string" table:style-name="ce1">
            <text:p>Grand officier légion d'honneur (sous l'Empire), tient ordre, cavaliers à l'arrière, sur une colline, gros machin à l'arrière(?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vendée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sséna, André</text:p>
          </table:table-cell>
          <table:table-cell office:value-type="float" office:value="1758" table:style-name="ce1">
            <text:p>1758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Var</text:p>
          </table:table-cell>
          <table:table-cell table:style-name="ce1"/>
          <table:table-cell office:value-type="string" table:style-name="ce1">
            <text:p>Grand-croix</text:p>
          </table:table-cell>
          <table:table-cell office:value-type="string" table:style-name="ce1">
            <text:p>Essling? Explosion à l'arrière-plan/feu sur la droite, grand croix légion d'honneur, infanterie à l'arrière/drapeau, débris de canon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mbronne, Pierre</text:p>
          </table:table-cell>
          <table:table-cell office:value-type="float" office:value="1770" table:style-name="ce1">
            <text:p>1770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Loire inférieure</text:p>
          </table:table-cell>
          <table:table-cell office:value-type="string" table:style-name="ce1">
            <text:p>[Waterloo]</text:p>
          </table:table-cell>
          <table:table-cell office:value-type="string" table:style-name="ce1">
            <text:p>Grand officier</text:p>
          </table:table-cell>
          <table:table-cell office:value-type="string" table:style-name="ce1">
            <text:p>pas de chapeau, grand officier légion d'honneur, herbe/blé, 2 cadavres/charrette renversée, confrontation arrière-plan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waterloo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rune, Guillaume</text:p>
          </table:table-cell>
          <table:table-cell office:value-type="float" office:value="1763" table:style-name="ce1">
            <text:p>176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assassiné après l'abdication par royaliste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Brive-la-Gaillarde</text:p>
          </table:table-cell>
          <table:table-cell office:value-type="string" table:style-name="ce1">
            <text:p>Corrèze</text:p>
          </table:table-cell>
          <table:table-cell office:value-type="string" table:style-name="ce1">
            <text:p>[Stralsund]</text:p>
          </table:table-cell>
          <table:table-cell office:value-type="string" table:style-name="ce1">
            <text:p>Grand-croix</text:p>
          </table:table-cell>
          <table:table-cell office:value-type="string" table:style-name="ce1">
            <text:p>Carte sur la droite, arbre, gros machins sur la gauche, préparation d'un siège?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se rattache à l'Empreur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aumesnil, Pierre</text:p>
          </table:table-cell>
          <table:table-cell office:value-type="float" office:value="1776" table:style-name="ce1">
            <text:p>1776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Lieutenant-général de cavalerie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Périgueux</text:p>
          </table:table-cell>
          <table:table-cell office:value-type="string" table:style-name="ce1">
            <text:p>Dordogne</text:p>
          </table:table-cell>
          <table:table-cell office:value-type="string" table:style-name="ce1">
            <text:p>Défense fort de Vincennes<text:s/></text:p>
          </table:table-cell>
          <table:table-cell office:value-type="string" table:style-name="ce1">
            <text:p>Officier</text:p>
          </table:table-cell>
          <table:table-cell office:value-type="string" table:style-name="ce1">
            <text:p>Jambe de bois depuis Wagram, officier légion d'honneur, canon, cloture (partie surlevée?), fort de Vincennes à l'arrière (ne ressemble pas au fort de Vincennes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défend Vincennes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unot, Jean Andoche</text:p>
          </table:table-cell>
          <table:table-cell office:value-type="float" office:value="1771" table:style-name="ce1">
            <text:p>1771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défenestration (problèmes mentaux…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Bussy-le-Grand</text:p>
          </table:table-cell>
          <table:table-cell office:value-type="string" table:style-name="ce1">
            <text:p>Côte d'or</text:p>
          </table:table-cell>
          <table:table-cell table:style-name="ce1"/>
          <table:table-cell office:value-type="string" table:style-name="ce1">
            <text:p>Grand-croix</text:p>
          </table:table-cell>
          <table:table-cell office:value-type="string" table:style-name="ce1">
            <text:p>Tonneau, carte, soldats bougent un canon à l'arrière-plan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erthier, Louis-Alexandre</text:p>
          </table:table-cell>
          <table:table-cell office:value-type="float" office:value="1753" table:style-name="ce1">
            <text:p>175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chef d'état major de Napoléon, minstre de la guerre</text:p>
          </table:table-cell>
          <table:table-cell office:value-type="string" table:style-name="ce1">
            <text:p>suicide (avant les cent jours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Versailles</text:p>
          </table:table-cell>
          <table:table-cell office:value-type="string" table:style-name="ce1">
            <text:p>Seine et Oise</text:p>
          </table:table-cell>
          <table:table-cell table:style-name="ce1"/>
          <table:table-cell office:value-type="string" table:style-name="ce1">
            <text:p>Grand-croix</text:p>
          </table:table-cell>
          <table:table-cell office:value-type="string" table:style-name="ce1">
            <text:p>Deux cadavres, soldats à l'arrière-plan (qui flottent), tient le baton de maréchal, grand croix légion d'honneur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arceau, François Séverin</text:p>
          </table:table-cell>
          <table:table-cell office:value-type="float" office:value="1769" table:style-name="ce1">
            <text:p>17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pendant les guerres révolutionnaires, à Altenkirchen, armée sambre et meuse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Révolution</text:p>
          </table:table-cell>
          <table:table-cell office:value-type="string" table:style-name="ce1">
            <text:p>Chartres</text:p>
          </table:table-cell>
          <table:table-cell office:value-type="string" table:style-name="ce1">
            <text:p>Seure et Loir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Uniforme de hussard, armée en rang à l'arrière-plan, surveillée par deux cavalier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asalle, Antoine Charles Louis de</text:p>
          </table:table-cell>
          <table:table-cell office:value-type="float" office:value="1775" table:style-name="ce1">
            <text:p>1775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Wagram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Moiselle</text:p>
          </table:table-cell>
          <table:table-cell office:value-type="string" table:style-name="ce1">
            <text:p>Stettin (1806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Sabre, ordre de capitulation, uniforme de hussard, forteresse de Stettin à l'arrière-plan (ne ressemble pas à la forteresse?), régiment de hussard (iconographie empruntée à Gros 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che, Lazare</text:p>
          </table:table-cell>
          <table:table-cell office:value-type="float" office:value="1768" table:style-name="ce1">
            <text:p>1768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guerres révolutionnaires (tuberculose*), armée sambre et meus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Révolution</text:p>
          </table:table-cell>
          <table:table-cell office:value-type="string" table:style-name="ce1">
            <text:p>Versailles</text:p>
          </table:table-cell>
          <table:table-cell office:value-type="string" table:style-name="ce1">
            <text:p>Seine et Oise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Sabre, uniforme de général révolutionnaire, rocher, canon et soldats, cloture.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saix, Louis Charles Antoine</text:p>
          </table:table-cell>
          <table:table-cell office:value-type="float" office:value="1768" table:style-name="ce1">
            <text:p>1768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Marengo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Consulat</text:p>
          </table:table-cell>
          <table:table-cell office:value-type="string" table:style-name="ce1">
            <text:p>Ayat-sur-Sioule</text:p>
          </table:table-cell>
          <table:table-cell office:value-type="string" table:style-name="ce1">
            <text:p>Puy de Dôme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Bataille des pyramides (son fait d'armes), uniforme général révolution, cheval sans cavalier, deux palmiers, une pyramide, des chapeaux de soldats (ombragés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oniatowski, Joseph-Antoine</text:p>
          </table:table-cell>
          <table:table-cell office:value-type="float" office:value="1763" table:style-name="ce1">
            <text:p>1763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Leipzig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Inconnu</text:p>
          </table:table-cell>
          <table:table-cell office:value-type="string" table:style-name="ce1">
            <text:p>Inconnu</text:p>
          </table:table-cell>
          <table:table-cell table:style-name="ce1"/>
          <table:table-cell office:value-type="string" table:style-name="ce1">
            <text:p>Grand-croix</text:p>
          </table:table-cell>
          <table:table-cell office:value-type="string" table:style-name="ce1">
            <text:p>Grand uniforme (princier): chapeau**, grand croix légion d'honneur, distinctions pas très visibles, cavalier à gauche.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efebvre, François-Joseph</text:p>
          </table:table-cell>
          <table:table-cell office:value-type="float" office:value="1755" table:style-name="ce1">
            <text:p>1755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Rouffach</text:p>
          </table:table-cell>
          <table:table-cell office:value-type="string" table:style-name="ce1">
            <text:p>Haut-Rhin</text:p>
          </table:table-cell>
          <table:table-cell office:value-type="string" table:style-name="ce1">
            <text:p>[Russie] [Pologne 1807]</text:p>
          </table:table-cell>
          <table:table-cell office:value-type="string" table:style-name="ce1">
            <text:p>Grand-croix</text:p>
          </table:table-cell>
          <table:table-cell office:value-type="string" table:style-name="ce1">
            <text:p>Manteau, uniforme d'hiver, assis/appuyé sur canon, grand croix légion d'honneur,<text:s/>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ais ne combat pas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Kléber, Jean-Baptiste</text:p>
          </table:table-cell>
          <table:table-cell office:value-type="float" office:value="1753" table:style-name="ce1">
            <text:p>1753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assassiné au Caire (commandait l'armée d'Égypte depuis le départ de Napoléon)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Consulat</text:p>
          </table:table-cell>
          <table:table-cell office:value-type="string" table:style-name="ce1">
            <text:p>Starsbourg</text:p>
          </table:table-cell>
          <table:table-cell office:value-type="string" table:style-name="ce1">
            <text:p>Grand duché de Bade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Uniforme général révolution, 2 palmiers, tentes, soldats en rang, 2 pyramide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, mort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ugereau, Pierre</text:p>
          </table:table-cell>
          <table:table-cell office:value-type="float" office:value="1757" table:style-name="ce1">
            <text:p>1757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on</text:p>
          </table:table-cell>
          <table:table-cell office:value-type="string" table:style-name="ce1">
            <text:p>Après l'Empire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Arcol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Uniforme général de révolution, ponts, soldats et étendard, iconogrpahie empruntée à Charles Thénevin (1798, Versailles), elle-même à Gros (Bonaparte au pont d'Arcole)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Trahison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oult, Jean de Dieu</text:p>
          </table:table-cell>
          <table:table-cell office:value-type="float" office:value="1769" table:style-name="ce1">
            <text:p>1769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maréchal</text:p>
          </table:table-cell>
          <table:table-cell table:number-columns-repeated="4" table:style-name="ce1"/>
          <table:table-cell office:value-type="string" table:style-name="ce1">
            <text:p>Saint-Amans-la-Bastide (Tarn)</text:p>
          </table:table-cell>
          <table:table-cell office:value-type="string" table:style-name="ce1">
            <text:p>non, Waterloo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Oudinot, Nicolas Charles</text:p>
          </table:table-cell>
          <table:table-cell office:value-type="float" office:value="1767" table:style-name="ce1">
            <text:p>1767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maréchal</text:p>
          </table:table-cell>
          <table:table-cell table:number-columns-repeated="4" table:style-name="ce1"/>
          <table:table-cell office:value-type="string" table:style-name="ce1">
            <text:p>Bar-le-Duc (Meuse)</text:p>
          </table:table-cell>
          <table:table-cell office:value-type="string" table:style-name="ce1">
            <text:p>oui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essières, Jean-Baptiste</text:p>
          </table:table-cell>
          <table:table-cell office:value-type="float" office:value="1768" table:style-name="ce1">
            <text:p>1768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Weißenfels (cmapgane de Saxe)</text:p>
          </table:table-cell>
          <table:table-cell table:number-columns-repeated="3" table:style-name="ce1"/>
          <table:table-cell office:value-type="string" table:style-name="ce1">
            <text:p>Prayssac (Lot)</text:p>
          </table:table-cell>
          <table:table-cell office:value-type="string" table:style-name="ce1">
            <text:p>non, mort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avout, Louis Nicolas</text:p>
          </table:table-cell>
          <table:table-cell office:value-type="float" office:value="1770" table:style-name="ce1">
            <text:p>1770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maréchal</text:p>
          </table:table-cell>
          <table:table-cell table:number-columns-repeated="4" table:style-name="ce1"/>
          <table:table-cell office:value-type="string" table:style-name="ce1">
            <text:p>Annoux (Yonne)</text:p>
          </table:table-cell>
          <table:table-cell office:value-type="string" table:style-name="ce1">
            <text:p>non, Waterloo (nouveau ministre de la guerre)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uchet, Louis-Gabriel</text:p>
          </table:table-cell>
          <table:table-cell office:value-type="float" office:value="1770" table:style-name="ce1">
            <text:p>1770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maréchal</text:p>
          </table:table-cell>
          <table:table-cell table:number-columns-repeated="4" table:style-name="ce1"/>
          <table:table-cell office:value-type="string" table:style-name="ce1">
            <text:p>Lyon (Rhône)</text:p>
          </table:table-cell>
          <table:table-cell office:value-type="string" table:style-name="ce1">
            <text:p>non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Murat, Joachim</text:p>
          </table:table-cell>
          <table:table-cell office:value-type="float" office:value="1767" table:style-name="ce1">
            <text:p>1767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beau-frère de Napoléon, roi de Naples</text:p>
          </table:table-cell>
          <table:table-cell office:value-type="string" table:style-name="ce1">
            <text:p>Exécuté, insurrection de Naples</text:p>
          </table:table-cell>
          <table:table-cell table:number-columns-repeated="3" table:style-name="ce1"/>
          <table:table-cell office:value-type="string" table:style-name="ce1">
            <text:p>Labastide-Fortunière (Lot)</text:p>
          </table:table-cell>
          <table:table-cell office:value-type="string" table:style-name="ce1">
            <text:p>oui, quitte l'armée après Leipzig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aint-Hilaire</text:p>
          </table:table-cell>
          <table:table-cell office:value-type="float" office:value="1766" table:style-name="ce1">
            <text:p>1766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'Essling</text:p>
          </table:table-cell>
          <table:table-cell table:number-columns-repeated="3" table:style-name="ce1"/>
          <table:table-cell office:value-type="string" table:style-name="ce1">
            <text:p>Ribemont (Aisne)</text:p>
          </table:table-cell>
          <table:table-cell office:value-type="string" table:style-name="ce1">
            <text:p>non, mo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Jourdan</text:p>
          </table:table-cell>
          <table:table-cell office:value-type="float" office:value="1762" table:style-name="ce1">
            <text:p>1762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maréchal</text:p>
          </table:table-cell>
          <table:table-cell table:number-columns-repeated="4" table:style-name="ce1"/>
          <table:table-cell office:value-type="string" table:style-name="ce1">
            <text:p>Limoges (Haute Vienne)</text:p>
          </table:table-cell>
          <table:table-cell office:value-type="string" table:style-name="ce1">
            <text:p>non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ernadotte</text:p>
          </table:table-cell>
          <table:table-cell office:value-type="float" office:value="1763" table:style-name="ce1">
            <text:p>1763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maréchal, roi de Suède</text:p>
          </table:table-cell>
          <table:table-cell table:number-columns-repeated="4" table:style-name="ce1"/>
          <table:table-cell office:value-type="string" table:style-name="ce1">
            <text:p>Pau (Basses Pyrénées)</text:p>
          </table:table-cell>
          <table:table-cell office:value-type="string" table:style-name="ce1">
            <text:p>oui, devient roi de suède</text:p>
          </table:table-cell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" svg:font-family="Time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Lena Krause</meta:initial-creator>
    <dc:creator>Microsoft Office User</dc:creator>
    <meta:creation-date>2021-05-28T17:28:55Z</meta:creation-date>
    <dc:date>2021-12-10T22:00:30Z</dc:date>
    <meta:editing-cycles>1</meta:editing-cycles>
    <meta:editing-duration>PT904S</meta:editing-duration>
  </office:meta>
</office:document-meta>
</file>